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 fo:background-color="#FFFF00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P13" style:parent-style-name="Normal" style:list-style-name="LFO1" style:family="paragraph"/>
    <style:style style:name="P14" style:parent-style-name="Normal" style:list-style-name="LFO1" style:family="paragraph"/>
    <style:style style:name="P15" style:parent-style-name="Normal" style:list-style-name="LFO1" style:family="paragraph"/>
    <style:style style:name="T16" style:parent-style-name="Policepardéfaut" style:family="text">
      <style:text-properties fo:font-weight="bold" style:font-weight-asian="bold" style:font-weight-complex="bold"/>
    </style:style>
    <style:style style:name="P17" style:parent-style-name="Normal" style:list-style-name="LFO1" style:family="paragraph"/>
    <style:style style:name="P18" style:parent-style-name="Normal" style:list-style-name="LFO1" style:family="paragraph"/>
    <style:style style:name="P19" style:parent-style-name="Normal" style:list-style-name="LFO1" style:family="paragraph"/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list-style-name="LFO2" style:family="paragraph"/>
    <style:style style:name="T22" style:parent-style-name="Policepardéfaut" style:family="text">
      <style:text-properties fo:font-weight="bold" style:font-weight-asian="bold" style:font-weight-complex="bold"/>
    </style:style>
    <style:style style:name="P23" style:parent-style-name="Normal" style:list-style-name="LFO2" style:family="paragraph"/>
    <style:style style:name="T24" style:parent-style-name="Policepardéfaut" style:family="text">
      <style:text-properties fo:font-weight="bold" style:font-weight-asian="bold" style:font-weight-complex="bold"/>
    </style:style>
    <style:style style:name="P25" style:parent-style-name="Normal" style:list-style-name="LFO2" style:family="paragraph"/>
    <style:style style:name="T26" style:parent-style-name="Policepardéfaut" style:family="text">
      <style:text-properties fo:font-weight="bold" style:font-weight-asian="bold" style:font-weight-complex="bold"/>
    </style:style>
    <style:style style:name="P27" style:parent-style-name="Normal" style:list-style-name="LFO2" style:family="paragraph"/>
    <style:style style:name="T28" style:parent-style-name="Policepardéfaut" style:family="text">
      <style:text-properties fo:font-weight="bold" style:font-weight-asian="bold" style:font-weight-complex="bold"/>
    </style:style>
    <style:style style:name="P29" style:parent-style-name="Normal" style:list-style-name="LFO2" style:family="paragraph"/>
    <style:style style:name="P30" style:parent-style-name="Normal" style:list-style-name="LFO2" style:family="paragraph"/>
    <style:style style:name="T31" style:parent-style-name="Policepardéfau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Policepardéfaut" style:family="text">
      <style:text-properties fo:font-weight="bold" style:font-weight-asian="bold" style:font-weight-complex="bold"/>
    </style:style>
    <style:style style:name="P34" style:parent-style-name="Normal" style:list-style-name="LFO2" style:family="paragraph"/>
    <style:style style:name="T35" style:parent-style-name="Policepardéfaut" style:family="text">
      <style:text-properties fo:font-weight="bold" style:font-weight-asian="bold" style:font-weight-complex="bold"/>
    </style:style>
    <style:style style:name="P36" style:parent-style-name="Normal" style:list-style-name="LFO2" style:family="paragraph"/>
    <style:style style:name="T37" style:parent-style-name="Policepardéfaut" style:family="text">
      <style:text-properties fo:font-weight="bold" style:font-weight-asian="bold" style:font-weight-complex="bold"/>
    </style:style>
    <style:style style:name="P38" style:parent-style-name="Normal" style:list-style-name="LFO2" style:family="paragraph"/>
    <style:style style:name="T39" style:parent-style-name="Policepardéfaut" style:family="text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P42" style:parent-style-name="Normal" style:list-style-name="LFO3" style:family="paragraph"/>
    <style:style style:name="P43" style:parent-style-name="Normal" style:list-style-name="LFO3" style:family="paragraph"/>
    <style:style style:name="P44" style:parent-style-name="Normal" style:list-style-name="LFO3" style:family="paragraph"/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list-style-name="LFO4" style:family="paragraph"/>
    <style:style style:name="P47" style:parent-style-name="Normal" style:list-style-name="LFO4" style:family="paragraph"/>
    <style:style style:name="P48" style:parent-style-name="Normal" style:list-style-name="LFO5" style:family="paragraph"/>
    <style:style style:name="P49" style:parent-style-name="Normal" style:family="paragraph">
      <style:paragraph-properties fo:margin-left="1.9666in" fo:text-indent="0.4916in">
        <style:tab-stops/>
      </style:paragraph-properties>
    </style:style>
    <style:style style:name="T50" style:parent-style-name="Policepardéfaut" style:family="text">
      <style:text-properties fo:font-weight="bold" style:font-weight-asian="bold" style:font-weight-complex="bold" fo:font-size="14pt" style:font-size-asian="14pt" style:font-size-complex="14pt" fo:background-color="#FFFF00"/>
    </style:style>
    <style:style style:name="T51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52" style:parent-style-name="Policepardéfaut" style:family="text">
      <style:text-properties fo:font-weight="bold" style:font-weight-asian="bold" style:font-weight-complex="bold"/>
    </style:style>
    <style:style style:name="P53" style:parent-style-name="Normal" style:list-style-name="LFO6" style:family="paragraph"/>
    <style:style style:name="T54" style:parent-style-name="Policepardéfaut" style:family="text">
      <style:text-properties fo:font-weight="bold" style:font-weight-asian="bold" style:font-weight-complex="bold"/>
    </style:style>
    <style:style style:name="P55" style:parent-style-name="Normal" style:list-style-name="LFO6" style:family="paragraph"/>
    <style:style style:name="T56" style:parent-style-name="Policepardéfaut" style:family="text">
      <style:text-properties fo:font-weight="bold" style:font-weight-asian="bold" style:font-weight-complex="bold"/>
    </style:style>
    <style:style style:name="P57" style:parent-style-name="Normal" style:list-style-name="LFO6" style:family="paragraph"/>
    <style:style style:name="T58" style:parent-style-name="Policepardéfaut" style:family="text">
      <style:text-properties fo:font-weight="bold" style:font-weight-asian="bold" style:font-weight-complex="bold"/>
    </style:style>
    <style:style style:name="P59" style:parent-style-name="Normal" style:list-style-name="LFO6" style:family="paragraph"/>
    <style:style style:name="T60" style:parent-style-name="Policepardéfaut" style:family="text">
      <style:text-properties fo:font-weight="bold" style:font-weight-asian="bold" style:font-weight-complex="bold"/>
    </style:style>
    <style:style style:name="P61" style:parent-style-name="Normal" style:list-style-name="LFO6" style:family="paragraph"/>
    <style:style style:name="T62" style:parent-style-name="Policepardéfaut" style:family="text">
      <style:text-properties fo:font-weight="bold" style:font-weight-asian="bold" style:font-weight-complex="bold"/>
    </style:style>
    <style:style style:name="P63" style:parent-style-name="Normal" style:list-style-name="LFO6" style:family="paragraph"/>
    <style:style style:name="T64" style:parent-style-name="Policepardéfaut" style:family="text">
      <style:text-properties fo:font-weight="bold" style:font-weight-asian="bold" style:font-weight-complex="bold"/>
    </style:style>
    <style:style style:name="P65" style:parent-style-name="Normal" style:list-style-name="LFO6" style:family="paragraph"/>
    <style:style style:name="T66" style:parent-style-name="Policepardéfaut" style:family="text">
      <style:text-properties fo:font-weight="bold" style:font-weight-asian="bold" style:font-weight-complex="bold"/>
    </style:style>
    <style:style style:name="P67" style:parent-style-name="Normal" style:list-style-name="LFO6" style:family="paragraph"/>
    <style:style style:name="T68" style:parent-style-name="Policepardéfaut" style:family="text">
      <style:text-properties fo:font-weight="bold" style:font-weight-asian="bold" style:font-weight-complex="bold"/>
    </style:style>
    <style:style style:name="P69" style:parent-style-name="Normal" style:list-style-name="LFO6" style:family="paragraph"/>
    <style:style style:name="T70" style:parent-style-name="Policepardéfaut" style:family="text">
      <style:text-properties fo:font-weight="bold" style:font-weight-asian="bold" style:font-weight-complex="bold"/>
    </style:style>
    <style:style style:name="T71" style:parent-style-name="Policepardéfaut" style:family="text">
      <style:text-properties fo:font-weight="bold" style:font-weight-asian="bold" style:font-weight-complex="bold"/>
    </style:style>
    <style:style style:name="P72" style:parent-style-name="Normal" style:list-style-name="LFO7" style:family="paragraph"/>
    <style:style style:name="T73" style:parent-style-name="Policepardéfaut" style:family="text">
      <style:text-properties fo:font-weight="bold" style:font-weight-asian="bold" style:font-weight-complex="bold"/>
    </style:style>
    <style:style style:name="P74" style:parent-style-name="Normal" style:list-style-name="LFO7" style:family="paragraph"/>
    <style:style style:name="T75" style:parent-style-name="Policepardéfaut" style:family="text">
      <style:text-properties fo:font-weight="bold" style:font-weight-asian="bold" style:font-weight-complex="bold"/>
    </style:style>
    <style:style style:name="P76" style:parent-style-name="Normal" style:list-style-name="LFO7" style:family="paragraph"/>
    <style:style style:name="T77" style:parent-style-name="Policepardéfaut" style:family="text">
      <style:text-properties fo:font-weight="bold" style:font-weight-asian="bold" style:font-weight-complex="bold"/>
    </style:style>
    <style:style style:name="P78" style:parent-style-name="Normal" style:list-style-name="LFO7" style:family="paragraph"/>
    <style:style style:name="T79" style:parent-style-name="Policepardéfaut" style:family="text">
      <style:text-properties fo:font-weight="bold" style:font-weight-asian="bold" style:font-weight-complex="bold"/>
    </style:style>
    <style:style style:name="P80" style:parent-style-name="Normal" style:list-style-name="LFO7" style:family="paragraph"/>
    <style:style style:name="T81" style:parent-style-name="Policepardéfaut" style:family="text">
      <style:text-properties fo:font-weight="bold" style:font-weight-asian="bold" style:font-weight-complex="bold"/>
    </style:style>
    <style:style style:name="P82" style:parent-style-name="Normal" style:list-style-name="LFO7" style:family="paragraph"/>
    <style:style style:name="T83" style:parent-style-name="Policepardéfaut" style:family="text">
      <style:text-properties fo:font-weight="bold" style:font-weight-asian="bold" style:font-weight-complex="bold"/>
    </style:style>
    <style:style style:name="P84" style:parent-style-name="Normal" style:list-style-name="LFO7" style:family="paragraph"/>
    <style:style style:name="T85" style:parent-style-name="Policepardéfaut" style:family="text">
      <style:text-properties fo:font-weight="bold" style:font-weight-asian="bold" style:font-weight-complex="bold"/>
    </style:style>
    <style:style style:name="P86" style:parent-style-name="Normal" style:list-style-name="LFO7" style:family="paragraph"/>
    <style:style style:name="T87" style:parent-style-name="Policepardéfaut" style:family="text">
      <style:text-properties fo:font-weight="bold" style:font-weight-asian="bold" style:font-weight-complex="bold"/>
    </style:style>
    <style:style style:name="P88" style:parent-style-name="Normal" style:list-style-name="LFO7" style:family="paragraph"/>
    <style:style style:name="T89" style:parent-style-name="Policepardéfaut" style:family="text">
      <style:text-properties fo:font-weight="bold" style:font-weight-asian="bold" style:font-weight-complex="bold"/>
    </style:style>
    <style:style style:name="P90" style:parent-style-name="Normal" style:list-style-name="LFO7" style:family="paragraph"/>
    <style:style style:name="T91" style:parent-style-name="Policepardéfaut" style:family="text">
      <style:text-properties fo:font-weight="bold" style:font-weight-asian="bold" style:font-weight-complex="bold"/>
    </style:style>
    <style:style style:name="P92" style:parent-style-name="Normal" style:list-style-name="LFO7" style:family="paragraph"/>
    <style:style style:name="T93" style:parent-style-name="Policepardéfaut" style:family="text">
      <style:text-properties fo:font-weight="bold" style:font-weight-asian="bold" style:font-weight-complex="bold"/>
    </style:style>
    <style:style style:name="P94" style:parent-style-name="Normal" style:list-style-name="LFO7" style:family="paragraph"/>
    <style:style style:name="T95" style:parent-style-name="Policepardéfaut" style:family="text">
      <style:text-properties fo:font-weight="bold" style:font-weight-asian="bold" style:font-weight-complex="bold"/>
    </style:style>
    <style:style style:name="P96" style:parent-style-name="Normal" style:list-style-name="LFO7" style:family="paragraph"/>
    <style:style style:name="T97" style:parent-style-name="Policepardéfaut" style:family="text">
      <style:text-properties fo:font-weight="bold" style:font-weight-asian="bold" style:font-weight-complex="bold"/>
    </style:style>
    <style:style style:name="P98" style:parent-style-name="Normal" style:list-style-name="LFO7" style:family="paragraph"/>
    <style:style style:name="T99" style:parent-style-name="Policepardéfaut" style:family="text">
      <style:text-properties fo:font-weight="bold" style:font-weight-asian="bold" style:font-weight-complex="bold"/>
    </style:style>
    <style:style style:name="P100" style:parent-style-name="Normal" style:list-style-name="LFO7" style:family="paragraph"/>
    <style:style style:name="T101" style:parent-style-name="Policepardéfaut" style:family="text">
      <style:text-properties fo:font-weight="bold" style:font-weight-asian="bold" style:font-weight-complex="bold"/>
    </style:style>
    <style:style style:name="T102" style:parent-style-name="Policepardéfaut" style:family="text">
      <style:text-properties fo:font-weight="bold" style:font-weight-asian="bold" style:font-weight-complex="bold"/>
    </style:style>
    <style:style style:name="P103" style:parent-style-name="Normal" style:list-style-name="LFO8" style:family="paragraph"/>
    <style:style style:name="T104" style:parent-style-name="Policepardéfaut" style:family="text">
      <style:text-properties fo:font-weight="bold" style:font-weight-asian="bold" style:font-weight-complex="bold"/>
    </style:style>
    <style:style style:name="P105" style:parent-style-name="Normal" style:list-style-name="LFO8" style:family="paragraph"/>
    <style:style style:name="T106" style:parent-style-name="Policepardéfaut" style:family="text">
      <style:text-properties fo:font-weight="bold" style:font-weight-asian="bold" style:font-weight-complex="bold"/>
    </style:style>
    <style:style style:name="P107" style:parent-style-name="Normal" style:list-style-name="LFO8" style:family="paragraph"/>
    <style:style style:name="T108" style:parent-style-name="Policepardéfaut" style:family="text">
      <style:text-properties fo:font-weight="bold" style:font-weight-asian="bold" style:font-weight-complex="bold"/>
    </style:style>
    <style:style style:name="T109" style:parent-style-name="Policepardéfaut" style:family="text">
      <style:text-properties fo:font-weight="bold" style:font-weight-asian="bold" style:font-weight-complex="bold"/>
    </style:style>
    <style:style style:name="P110" style:parent-style-name="Normal" style:list-style-name="LFO9" style:family="paragraph"/>
    <style:style style:name="T111" style:parent-style-name="Policepardéfaut" style:family="text">
      <style:text-properties fo:font-weight="bold" style:font-weight-asian="bold" style:font-weight-complex="bold"/>
    </style:style>
    <style:style style:name="P112" style:parent-style-name="Normal" style:list-style-name="LFO9" style:family="paragraph"/>
    <style:style style:name="T113" style:parent-style-name="Policepardéfaut" style:family="text">
      <style:text-properties fo:font-weight="bold" style:font-weight-asian="bold" style:font-weight-complex="bold"/>
    </style:style>
    <style:style style:name="P114" style:parent-style-name="Normal" style:family="paragraph">
      <style:paragraph-properties fo:break-before="page"/>
      <style:text-properties fo:hyphenate="false"/>
    </style:style>
    <style:style style:name="P115" style:parent-style-name="Normal" style:family="paragraph">
      <style:paragraph-properties fo:margin-left="2.4583in" fo:text-indent="0.4916in">
        <style:tab-stops/>
      </style:paragraph-properties>
    </style:style>
    <style:style style:name="T116" style:parent-style-name="Policepardéfaut" style:family="text">
      <style:text-properties fo:font-weight="bold" style:font-weight-asian="bold" style:font-weight-complex="bold" fo:font-size="18pt" style:font-size-asian="18pt" style:font-size-complex="18pt" fo:background-color="#FFFF00"/>
    </style:style>
    <style:style style:name="P117" style:parent-style-name="Normal" style:family="paragraph">
      <style:paragraph-properties fo:margin-left="-0.0986in">
        <style:tab-stops/>
      </style:paragraph-properties>
    </style:style>
    <style:style style:name="P118" style:parent-style-name="Normal" style:family="paragraph">
      <style:paragraph-properties fo:margin-left="-0.0986in">
        <style:tab-stops/>
      </style:paragraph-properties>
    </style:style>
    <style:style style:name="T119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120" style:parent-style-name="Normal" style:family="paragraph">
      <style:paragraph-properties fo:margin-left="2.4583in">
        <style:tab-stops/>
      </style:paragraph-properties>
    </style:style>
    <style:style style:name="P121" style:parent-style-name="Normal" style:family="paragraph">
      <style:text-properties fo:language="fr" fo:country="FR"/>
    </style:style>
    <style:style style:name="T122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123" style:parent-style-name="Normal" style:family="paragraph">
      <style:text-properties fo:language="fr" fo:country="FR"/>
    </style:style>
    <style:style style:name="T124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125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126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127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128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129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130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131" style:parent-style-name="Normal" style:family="paragraph">
      <style:paragraph-properties fo:text-align="center"/>
      <style:text-properties fo:language="fr" fo:country="FR"/>
    </style:style>
    <style:style style:name="T132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133" style:parent-style-name="Normal" style:family="paragraph">
      <style:paragraph-properties fo:text-align="center"/>
      <style:text-properties fo:language="fr" fo:country="FR"/>
    </style:style>
    <style:style style:name="T134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135" style:parent-style-name="Normal" style:family="paragraph">
      <style:paragraph-properties fo:text-align="center"/>
      <style:text-properties fo:language="fr" fo:country="FR"/>
    </style:style>
    <style:style style:name="T136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137" style:parent-style-name="Normal" style:family="paragraph">
      <style:paragraph-properties fo:text-align="center"/>
      <style:text-properties fo:language="fr" fo:country="FR"/>
    </style:style>
    <style:style style:name="T138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139" style:parent-style-name="Normal" style:family="paragraph">
      <style:paragraph-properties fo:text-align="center"/>
      <style:text-properties fo:language="fr" fo:country="FR"/>
    </style:style>
    <style:style style:name="P14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4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4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4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4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4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4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4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4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149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150" style:parent-style-name="Lienhypertexte" style:family="text">
      <style:text-properties fo:font-weight="bold" style:font-weight-asian="bold" style:font-weight-complex="bold" fo:font-size="14pt" style:font-size-asian="14pt" style:font-size-complex="14pt"/>
    </style:style>
    <style:style style:family="graphic" style:name="a21">
      <style:graphic-properties style:wrap="run-through" style:run-through="foreground" draw:fill="none" draw:stroke="solid" svg:stroke-width="0.00694in" svg:stroke-color="#156082" draw:marker-start="a19" draw:marker-end="a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0694in" svg:stroke-color="#156082" draw:marker-start="a22" draw:marker-end="a2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0694in" svg:stroke-color="#156082" draw:marker-start="a25" draw:marker-end="a2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background" draw:fill="solid" draw:fill-color="#ffffff" draw:opacity="100%" draw:stroke="solid" svg:stroke-width="0.01389in" svg:stroke-color="#4ea72e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156082" draw:opacity="100%" draw:stroke="solid" svg:stroke-width="0.01389in" svg:stroke-color="#0424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156082" draw:opacity="100%" draw:stroke="solid" svg:stroke-width="0.01389in" svg:stroke-color="#0424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4ea72e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solid" draw:fill-color="#156082" draw:opacity="100%" draw:stroke="solid" svg:stroke-width="0.01389in" svg:stroke-color="#042433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4ea72e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4ea72e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4ea72e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foreground" draw:fill="none" draw:stroke="solid" svg:stroke-width="0.00694in" svg:stroke-color="#156082" draw:marker-start="a5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style:wrap="run-through" style:run-through="background" draw:fill="solid" draw:fill-color="#ffffff" draw:opacity="100%" draw:stroke="solid" svg:stroke-width="0.01389in" svg:stroke-color="#4ea72e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156082" draw:marker-start="a11" draw:marker-end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style:wrap="run-through" style:run-through="background" draw:fill="solid" draw:fill-color="#ffffff" draw:opacity="100%" draw:stroke="solid" svg:stroke-width="0.01389in" svg:stroke-color="#4ea72e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background" draw:fill="solid" draw:fill-color="#ffffff" draw:opacity="100%" draw:stroke="solid" svg:stroke-width="0.01389in" svg:stroke-color="#4ea72e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0694in" svg:stroke-color="#156082" draw:marker-end="a1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>
      <style:graphic-properties style:wrap="run-through" style:run-through="foreground" draw:fill="none" draw:stroke="solid" svg:stroke-width="0.00694in" svg:stroke-color="#156082" draw:marker-start="a28" draw:marker-end="a2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>
      <style:graphic-properties style:wrap="run-through" style:run-through="foreground" draw:fill="none" draw:stroke="solid" svg:stroke-width="0.00694in" svg:stroke-color="#156082" draw:marker-end="a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none" draw:stroke="solid" svg:stroke-width="0.00694in" svg:stroke-color="#156082" draw:marker-end="a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none" draw:stroke="solid" svg:stroke-width="0.00694in" svg:stroke-color="#156082" draw:marker-end="a3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foreground" draw:fill="none" draw:stroke="solid" svg:stroke-width="0.00694in" svg:stroke-color="#156082" draw:marker-end="a3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4ea72e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<text:tab/></text:span><text:span text:style-name="T3"><text:tab/></text:span><text:span text:style-name="T4"><text:tab/></text:span><text:span text:style-name="T5"><text:tab/></text:span><text:span text:style-name="T6"><text:tab/></text:span><text:span text:style-name="T7">Résumé Demandée par le prof</text:span><text:span text:style-name="T8"><text:s/></text:span></text:p>
      <text:p text:style-name="P9">Partie 1 : Analyse et maquette (5%)</text:p>
      <text:list text:style-name="LFO1" text:continue-numbering="true">
        <text:list-item>
          <text:p text:style-name="P10"><text:span text:style-name="T11">Analyse</text:span><text:s/>: Document Word comprenant :</text:p>
          <text:list text:continue-numbering="true">
            <text:list-item>
              <text:p text:style-name="P12">Une description détaillée de chaque page prévue dans le site (contenu, éléments multimédias, et auteur).</text:p>
            </text:list-item>
            <text:list-item>
              <text:p text:style-name="P13">Un lien vers une maquette interactive créée avec Moqups ou un autre outil validé.</text:p>
            </text:list-item>
            <text:list-item>
              <text:p text:style-name="P14">Respect des normes de présentation du Cégep.</text:p>
            </text:list-item>
          </text:list>
        </text:list-item>
        <text:list-item>
          <text:p text:style-name="P15"><text:span text:style-name="T16">Maquette</text:span><text:s/>:</text:p>
          <text:list text:continue-numbering="true">
            <text:list-item>
              <text:p text:style-name="P17">Doit inclure tous les éléments principaux (bannière, logo, menu de navigation, disposition du contenu, pied de page).</text:p>
            </text:list-item>
            <text:list-item>
              <text:p text:style-name="P18">Représente une seule page typique avec des couleurs réelles et des dimensions précises.</text:p>
            </text:list-item>
            <text:list-item>
              <text:p text:style-name="P19">Texte bidon permis uniquement pour le contenu principal.</text:p>
            </text:list-item>
          </text:list>
        </text:list-item>
      </text:list>
      <text:p text:style-name="P20">Partie 2 : Création du site (20%)</text:p>
      <text:list text:style-name="LFO2" text:continue-numbering="true">
        <text:list-item>
          <text:p text:style-name="P21"><text:span text:style-name="T22">Structure obligatoire</text:span><text:s/>sur toutes les pages :</text:p>
          <text:list text:continue-numbering="true">
            <text:list-item>
              <text:p text:style-name="P23"><text:span text:style-name="T24">Header</text:span><text:s/>: Bannière, logo, titre, favicon.</text:p>
            </text:list-item>
            <text:list-item>
              <text:p text:style-name="P25"><text:span text:style-name="T26">Nav</text:span><text:s/>: Menu avec un bouton pour chaque page et des effets CSS.</text:p>
            </text:list-item>
            <text:list-item>
              <text:p text:style-name="P27"><text:span text:style-name="T28">Footer</text:span><text:s/>: Nom de l'équipe, auteur de la page, date.</text:p>
            </text:list-item>
            <text:list-item>
              <text:p text:style-name="P29">Une feuille de style CSS unique pour tout le site.</text:p>
            </text:list-item>
          </text:list>
        </text:list-item>
        <text:list-item>
          <text:p text:style-name="P30"><text:span text:style-name="T31">Contenu spécifique par type de page</text:span><text:s/>:</text:p>
          <text:list text:continue-numbering="true">
            <text:list-item>
              <text:p text:style-name="P32"><text:span text:style-name="T33">Accueil</text:span><text:s/>: Présentation du projet, au moins une image/vidéo, un article ou aside.</text:p>
            </text:list-item>
            <text:list-item>
              <text:p text:style-name="P34"><text:span text:style-name="T35">Pages de contenu</text:span><text:s/>: Description textuelle, tableau (avec fusion), listes, multimédia, liens (ancre, téléchargement, etc.).</text:p>
            </text:list-item>
            <text:list-item>
              <text:p text:style-name="P36"><text:span text:style-name="T37">Équipe</text:span><text:s/>: Présentation des membres, photos ou avatars, rôles.</text:p>
            </text:list-item>
            <text:list-item>
              <text:p text:style-name="P38"><text:span text:style-name="T39">Contact</text:span><text:s/>: Coordonnées, carte interactive, formulaire avec plusieurs champs et boutons.</text:p>
            </text:list-item>
          </text:list>
        </text:list-item>
      </text:list>
      <text:p text:style-name="P40">Critères additionnels :</text:p>
      <text:list text:style-name="LFO3" text:continue-numbering="true">
        <text:list-item>
          <text:p text:style-name="P41">Utilisation de validateurs HTML et CSS pour éviter les erreurs.</text:p>
        </text:list-item>
        <text:list-item>
          <text:p text:style-name="P42">Aucun texte Lorem Ipsum dans le produit final.</text:p>
        </text:list-item>
        <text:list-item>
          <text:p text:style-name="P43">Les noms de fichiers doivent être cohérents et sans accents ni espaces.</text:p>
        </text:list-item>
        <text:list-item>
          <text:p text:style-name="P44">Hébergement sur le serveur du Cégep avec FileZilla.</text:p>
        </text:list-item>
      </text:list>
      <text:soft-page-break/>
      <text:p text:style-name="P45">Bonus (10 points) :</text:p>
      <text:list text:style-name="LFO4" text:continue-numbering="true">
        <text:list-item>
          <text:p text:style-name="P46">Intégrer des fonctionnalités inédites avec des technologies avancées (JavaScript, Bootstrap, etc.).</text:p>
        </text:list-item>
        <text:list-item>
          <text:p text:style-name="P47">Document explicatif obligatoire pour tout bonus intégré.</text:p>
        </text:list-item>
      </text:list>
      <text:list text:style-name="LFO5" text:continue-numbering="true">
        <text:list-item>
          <text:p text:style-name="P48">sections pertinentes pour qu'on les analyse ensemble.</text:p>
        </text:list-item>
      </text:list>
      <text:p text:style-name="Normal"/>
      <text:p text:style-name="P49"><text:span text:style-name="T50">Notre site</text:span><text:span text:style-name="T51"><text:s/></text:span></text:p>
      <text:p text:style-name="Normal"><text:span text:style-name="T52">1. Structure Générale :</text:span></text:p>
      <text:list text:style-name="LFO6" text:continue-numbering="true">
        <text:list-item>
          <text:p text:style-name="P53"><text:span text:style-name="T54">Header :</text:span></text:p>
          <text:list text:continue-numbering="true">
            <text:list-item>
              <text:p text:style-name="P55"><text:span text:style-name="T56">Logo et Bannière :</text:span><text:s/>Présence d'un logo et d'une bannière personnalisés.</text:p>
            </text:list-item>
            <text:list-item>
              <text:p text:style-name="P57"><text:span text:style-name="T58">Titre Principal :</text:span><text:s/>Le titre "GameVerse" est clairement affiché.</text:p>
            </text:list-item>
            <text:list-item>
              <text:p text:style-name="P59"><text:span text:style-name="T60">Favicon :</text:span><text:s/>Un favicon est présent, respectant les consignes.</text:p>
            </text:list-item>
          </text:list>
        </text:list-item>
        <text:list-item>
          <text:p text:style-name="P61"><text:span text:style-name="T62">Navigation (Nav) :</text:span></text:p>
          <text:list text:continue-numbering="true">
            <text:list-item>
              <text:p text:style-name="P63"><text:span text:style-name="T64">Menu de Navigation :</text:span><text:s/>Le menu comprend des liens vers les sections "Accueil", "Jeux", "Équipe" et "Contact".</text:p>
            </text:list-item>
            <text:list-item>
              <text:p text:style-name="P65"><text:span text:style-name="T66">Indication de la Page Active :</text:span><text:s/>La page active est mise en évidence, facilitant la navigation.</text:p>
            </text:list-item>
          </text:list>
        </text:list-item>
        <text:list-item>
          <text:p text:style-name="P67"><text:span text:style-name="T68">Footer :</text:span></text:p>
          <text:list text:continue-numbering="true">
            <text:list-item>
              <text:p text:style-name="P69"><text:span text:style-name="T70">Informations :</text:span><text:s/>Le pied de page mentionne le nom de l'équipe et la date de conception.</text:p>
            </text:list-item>
          </text:list>
        </text:list-item>
      </text:list>
      <text:p text:style-name="Normal"><text:span text:style-name="T71">2. Contenu des Pages :</text:span></text:p>
      <text:list text:style-name="LFO7" text:continue-numbering="true">
        <text:list-item>
          <text:p text:style-name="P72"><text:span text:style-name="T73">Page d'Accueil :</text:span></text:p>
          <text:list text:continue-numbering="true">
            <text:list-item>
              <text:p text:style-name="P74"><text:span text:style-name="T75">Présentation Textuelle :</text:span><text:s/>Une introduction engageante au monde du gaming est fournie.</text:p>
            </text:list-item>
            <text:list-item>
              <text:p text:style-name="P76"><text:span text:style-name="T77">Éléments Multimédias :</text:span><text:s/>Présence d'images pertinentes illustrant le contenu.</text:p>
            </text:list-item>
            <text:list-item>
              <text:p text:style-name="P78"><text:span text:style-name="T79">Balises Appropriées :</text:span><text:s/>Utilisation de balises &lt;article&gt; pour structurer le contenu.</text:p>
            </text:list-item>
          </text:list>
        </text:list-item>
        <text:list-item>
          <text:p text:style-name="P80"><text:span text:style-name="T81">Pages de Contenu :</text:span></text:p>
          <text:list text:continue-numbering="true">
            <text:list-item>
              <text:p text:style-name="P82"><text:span text:style-name="T83">Descriptions :</text:span><text:s/>Chaque jeu est accompagné d'une description détaillée.</text:p>
            </text:list-item>
            <text:list-item>
              <text:p text:style-name="P84"><text:span text:style-name="T85">Liens :</text:span><text:s/>Des liens externes vers des ressources supplémentaires sont présents.</text:p>
            </text:list-item>
            <text:list-item>
              <text:p text:style-name="P86"><text:span text:style-name="T87">Tableaux et Listes :</text:span><text:s/>Les informations sont organisées de manière claire, bien que l'ajout de tableaux et de listes pourrait enrichir le contenu.</text:p>
            </text:list-item>
            <text:list-item>
              <text:p text:style-name="P88"><text:span text:style-name="T89">Multimédia :</text:span><text:s/>Des images de haute qualité illustrent les jeux présentés.</text:p>
            </text:list-item>
          </text:list>
        </text:list-item>
        <text:list-item>
          <text:p text:style-name="P90"><text:span text:style-name="T91">Page Équipe :</text:span></text:p>
          <text:list text:continue-numbering="true">
            <text:list-item>
              <text:p text:style-name="P92"><text:span text:style-name="T93">Présentation des Membres :</text:span><text:s/>Les membres de l'équipe sont introduits avec des avatars et une description de leurs rôles.</text:p>
            </text:list-item>
          </text:list>
        </text:list-item>
        <text:list-item>
          <text:p text:style-name="P94"><text:span text:style-name="T95">Page Contact :</text:span></text:p>
          <text:list text:continue-numbering="true">
            <text:list-item>
              <text:p text:style-name="P96"><text:span text:style-name="T97">Coordonnées :</text:span><text:s/>Des informations de contact fictives sont fournies.</text:p>
            </text:list-item>
            <text:list-item>
              <text:p text:style-name="P98"><text:span text:style-name="T99">Formulaire :</text:span><text:s/>Un formulaire de contact est présent, comprenant des champs pour le nom, l'email, le sujet et le message.</text:p>
            </text:list-item>
            <text:list-item>
              <text:p text:style-name="P100"><text:span text:style-name="T101">Carte Interactive :</text:span><text:s/>Une carte Google Maps intégrée indique l'emplacement de l'équipe.</text:p>
            </text:list-item>
          </text:list>
        </text:list-item>
      </text:list>
      <text:p text:style-name="Normal"><text:span text:style-name="T102">3. Aspects Techniques :</text:span></text:p>
      <text:list text:style-name="LFO8" text:continue-numbering="true">
        <text:list-item>
          <text:p text:style-name="P103"><text:span text:style-name="T104">Validation HTML/CSS :</text:span><text:s/>Le code a été validé à l'aide des outils recommandés, assurant une conformité aux standards.</text:p>
        </text:list-item>
        <text:list-item>
          <text:p text:style-name="P105"><text:span text:style-name="T106">Feuille de Style Unique :</text:span><text:s/>Une seule feuille de style CSS est utilisée pour l'ensemble du site, garantissant une cohérence visuelle.</text:p>
        </text:list-item>
        <text:list-item>
          <text:p text:style-name="P107"><text:span text:style-name="T108">Noms de Fichiers :</text:span><text:s/>Les fichiers sont nommés de manière cohérente, sans espaces ni caractères accentués.</text:p>
        </text:list-item>
      </text:list>
      <text:p text:style-name="Normal"><text:span text:style-name="T109">4. Bonus :</text:span></text:p>
      <text:list text:style-name="LFO9" text:continue-numbering="true">
        <text:list-item>
          <text:p text:style-name="P110"><text:span text:style-name="T111">Fonctionnalités Avancées :</text:span><text:s/>Intégration de JavaScript pour des fonctionnalités interactives, telles que des carrousels d'images et des effets de survol.</text:p>
        </text:list-item>
        <text:list-item>
          <text:p text:style-name="P112"><text:span text:style-name="T113">Documentation :</text:span><text:s/>Un document explicatif détaillant les fonctionnalités supplémentaires est disponible, conformément aux exigences du projet.</text:p>
        </text:list-item>
      </text:list>
      <text:p text:style-name="Normal"/>
      <text:p text:style-name="Normal"/>
      <text:p text:style-name="P114"/>
      <text:p text:style-name="Normal"/>
      <text:p text:style-name="Normal"/>
      <text:p text:style-name="P115"><text:span text:style-name="T116">Sitemap</text:span></text:p>
      <text:p text:style-name="P117"/>
      <text:p text:style-name="P118"/>
      <text:p text:style-name="Normal"><text:span text:style-name="T119"><draw:custom-shape svg:x="2.6763in" svg:y="0.13816in" svg:width="1.19028in" svg:height="0.66875in" draw:z-index="251668480" draw:id="id0" draw:style-name="a0" draw:name="Rectangle : coins arrondis 3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Normal"><draw:custom-shape svg:width="0.74514in" svg:height="0.66667in" draw:z-index="251677696" draw:id="id1" draw:style-name="a1" draw:transform="translate(-0.37257in -0.33333in) rotate(-1.5708) translate(4.3407in 0.54728in)" draw:name="Flèche : virage 4" text:anchor-type="paragraph"><svg:title/><svg:desc/><draw:enhanced-geometry draw:path-stretchpoint-x="21600" draw:path-stretchpoint-y="21600" draw:type="non-primitive" svg:viewBox="0 0 21600 21600" draw:enhanced-path="M ?f11 ?f21 L ?f11 ?f37 A ?f79 ?f80 ?f81 ?f82 ?f11 ?f37 ?f76 ?f78  W ?f83 ?f84 ?f85 ?f86 ?f11 ?f37 ?f76 ?f78 L ?f30 ?f33 ?f30 ?f11 ?f20 ?f27 ?f30 ?f39 ?f30 ?f36 ?f35 ?f36 A ?f126 ?f127 ?f128 ?f129 ?f35 ?f36 ?f123 ?f125  W ?f130 ?f131 ?f132 ?f133 ?f35 ?f36 ?f123 ?f125 L ?f27 ?f21 Z N" draw:text-areas="?f11 ?f11 ?f20 ?f21" draw:glue-points="?f30 ?f11 ?f30 ?f39 ?f29 ?f21 ?f20 ?f27" draw:glue-point-leaving-directions="-360, -180, -180, -9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25000"/><draw:equation draw:name="f14" draw:formula="43750"/><draw:equation draw:name="f15" draw:formula="?f8 / 21600"/><draw:equation draw:name="f16" draw:formula="?f7 / 21600"/><draw:equation draw:name="f17" draw:formula="21600 * ?f8"/><draw:equation draw:name="f18" draw:formula="21600 * ?f7"/><draw:equation draw:name="f19" draw:formula="min(?f16, ?f15)"/><draw:equation draw:name="f20" draw:formula="?f17 / ?f9"/><draw:equation draw:name="f21" draw:formula="?f18 / ?f9"/><draw:equation draw:name="f22" draw:formula="?f21 - ?f11"/><draw:equation draw:name="f23" draw:formula="?f20 - ?f11"/><draw:equation draw:name="f24" draw:formula="min(?f23, ?f22)"/><draw:equation draw:name="f25" draw:formula="?f24 * ?f13"/><draw:equation draw:name="f26" draw:formula="?f24 * ?f14"/><draw:equation draw:name="f27" draw:formula="?f25 / 100000"/><draw:equation draw:name="f28" draw:formula="?f26 / 100000"/><draw:equation draw:name="f29" draw:formula="?f27 / 2"/><draw:equation draw:name="f30" draw:formula="?f20 - ?f27"/><draw:equation draw:name="f31" draw:formula="?f28 - ?f27"/><draw:equation draw:name="f32" draw:formula="?f28 * ?f19"/><draw:equation draw:name="f33" draw:formula="?f27 - ?f29"/><draw:equation draw:name="f34" draw:formula="max(?f31, 0)"/><draw:equation draw:name="f35" draw:formula="?f27 + ?f34"/><draw:equation draw:name="f36" draw:formula="?f33 + ?f27"/><draw:equation draw:name="f37" draw:formula="?f33 + ?f28"/><draw:equation draw:name="f38" draw:formula="?f34 * ?f19"/><draw:equation draw:name="f39" draw:formula="?f36 + ?f33"/><draw:equation draw:name="f40" draw:formula="21550000 - ?f2"/><draw:equation draw:name="f41" draw:formula="if(?f40, ?f2, 21550000)"/><draw:equation draw:name="f42" draw:formula="-21550000 - ?f41"/><draw:equation draw:name="f43" draw:formula="if(?f42, -21550000, ?f41)"/><draw:equation draw:name="f44" draw:formula="?f1 + ?f43"/><draw:equation draw:name="f45" draw:formula="?f1 + ?f2"/><draw:equation draw:name="f46" draw:formula="?f45 * ?f10 / ?f1"/><draw:equation draw:name="f47" draw:formula="0 - ?f46"/><draw:equation draw:name="f48" draw:formula="cos(?f47)"/><draw:equation draw:name="f49" draw:formula="0 - ?f48"/><draw:equation draw:name="f50" draw:formula="?f49 * ?f32"/><draw:equation draw:name="f51" draw:formula="sin(?f47)"/><draw:equation draw:name="f52" draw:formula="0 - ?f51"/><draw:equation draw:name="f53" draw:formula="?f52 * ?f32"/><draw:equation draw:name="f54" draw:formula="sqrt(?f50 * ?f50 + ?f53 * ?f53 + 0 * 0)"/><draw:equation draw:name="f55" draw:formula="?f32 * ?f32 / ?f54"/><draw:equation draw:name="f56" draw:formula="?f52 * ?f55"/><draw:equation draw:name="f57" draw:formula="?f11 - ?f56"/><draw:equation draw:name="f58" draw:formula="?f49 * ?f55"/><draw:equation draw:name="f59" draw:formula="?f37 - ?f58"/><draw:equation draw:name="f60" draw:formula="?f57 - ?f32"/><draw:equation draw:name="f61" draw:formula="?f59 - ?f32"/><draw:equation draw:name="f62" draw:formula="?f57 + ?f32"/><draw:equation draw:name="f63" draw:formula="?f59 + ?f32"/><draw:equation draw:name="f64" draw:formula="?f44 + ?f2"/><draw:equation draw:name="f65" draw:formula="?f64 * ?f10 / ?f1"/><draw:equation draw:name="f66" draw:formula="0 - ?f65"/><draw:equation draw:name="f67" draw:formula="cos(?f66)"/><draw:equation draw:name="f68" draw:formula="0 - ?f67"/><draw:equation draw:name="f69" draw:formula="?f68 * ?f32"/><draw:equation draw:name="f70" draw:formula="sin(?f66)"/><draw:equation draw:name="f71" draw:formula="0 - ?f70"/><draw:equation draw:name="f72" draw:formula="?f71 * ?f32"/><draw:equation draw:name="f73" draw:formula="sqrt(?f69 * ?f69 + ?f72 * ?f72 + 0 * 0)"/><draw:equation draw:name="f74" draw:formula="?f32 * ?f32 / ?f73"/><draw:equation draw:name="f75" draw:formula="?f71 * ?f74"/><draw:equation draw:name="f76" draw:formula="?f57 + ?f75"/><draw:equation draw:name="f77" draw:formula="?f68 * ?f74"/><draw:equation draw:name="f78" draw:formula="?f59 + ?f77"/><draw:equation draw:name="f79" draw:formula="if(?f43, ?f11, ?f60)"/><draw:equation draw:name="f80" draw:formula="if(?f43, ?f37, ?f61)"/><draw:equation draw:name="f81" draw:formula="if(?f43, ?f11, ?f62)"/><draw:equation draw:name="f82" draw:formula="if(?f43, ?f37, ?f63)"/><draw:equation draw:name="f83" draw:formula="if(?f43, ?f60, ?f76)"/><draw:equation draw:name="f84" draw:formula="if(?f43, ?f61, ?f78)"/><draw:equation draw:name="f85" draw:formula="if(?f43, ?f62, ?f76)"/><draw:equation draw:name="f86" draw:formula="if(?f43, ?f63, ?f78)"/><draw:equation draw:name="f87" draw:formula="21550000 - ?f12"/><draw:equation draw:name="f88" draw:formula="if(?f87, ?f12, 21550000)"/><draw:equation draw:name="f89" draw:formula="-21550000 - ?f88"/><draw:equation draw:name="f90" draw:formula="if(?f89, -21550000, ?f88)"/><draw:equation draw:name="f91" draw:formula="?f0 + ?f90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38"/><draw:equation draw:name="f98" draw:formula="sin(?f94)"/><draw:equation draw:name="f99" draw:formula="0 - ?f98"/><draw:equation draw:name="f100" draw:formula="?f99 * ?f38"/><draw:equation draw:name="f101" draw:formula="sqrt(?f97 * ?f97 + ?f100 * ?f100 + 0 * 0)"/><draw:equation draw:name="f102" draw:formula="?f38 * ?f38 / ?f101"/><draw:equation draw:name="f103" draw:formula="?f99 * ?f102"/><draw:equation draw:name="f104" draw:formula="?f35 - ?f103"/><draw:equation draw:name="f105" draw:formula="?f96 * ?f102"/><draw:equation draw:name="f106" draw:formula="?f36 - ?f105"/><draw:equation draw:name="f107" draw:formula="?f104 - ?f38"/><draw:equation draw:name="f108" draw:formula="?f106 - ?f38"/><draw:equation draw:name="f109" draw:formula="?f104 + ?f38"/><draw:equation draw:name="f110" draw:formula="?f106 + ?f3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38"/><draw:equation draw:name="f117" draw:formula="sin(?f113)"/><draw:equation draw:name="f118" draw:formula="0 - ?f117"/><draw:equation draw:name="f119" draw:formula="?f118 * ?f38"/><draw:equation draw:name="f120" draw:formula="sqrt(?f116 * ?f116 + ?f119 * ?f119 + 0 * 0)"/><draw:equation draw:name="f121" draw:formula="?f38 * ?f3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90, ?f35, ?f107)"/><draw:equation draw:name="f127" draw:formula="if(?f90, ?f36, ?f108)"/><draw:equation draw:name="f128" draw:formula="if(?f90, ?f35, ?f109)"/><draw:equation draw:name="f129" draw:formula="if(?f90, ?f36, ?f110)"/><draw:equation draw:name="f130" draw:formula="if(?f90, ?f107, ?f123)"/><draw:equation draw:name="f131" draw:formula="if(?f90, ?f108, ?f125)"/><draw:equation draw:name="f132" draw:formula="if(?f90, ?f109, ?f123)"/><draw:equation draw:name="f133" draw:formula="if(?f90, ?f110, ?f125)"/></draw:enhanced-geometry></draw:custom-shape><draw:custom-shape svg:width="0.73264in" svg:height="0.66806in" draw:z-index="251678720" draw:id="id2" draw:style-name="a2" draw:transform="translate(-0.36632in -0.33403in) rotate(-4.71239) translate(2.16868in 0.52274in)" draw:name="Flèche : virage 4" text:anchor-type="paragraph"><svg:title/><svg:desc/><draw:enhanced-geometry draw:path-stretchpoint-x="21600" draw:path-stretchpoint-y="21600" draw:type="non-primitive" svg:viewBox="0 0 21600 21600" draw:enhanced-path="M ?f11 ?f21 L ?f11 ?f37 A ?f79 ?f80 ?f81 ?f82 ?f11 ?f37 ?f76 ?f78  W ?f83 ?f84 ?f85 ?f86 ?f11 ?f37 ?f76 ?f78 L ?f30 ?f33 ?f30 ?f11 ?f20 ?f27 ?f30 ?f39 ?f30 ?f36 ?f35 ?f36 A ?f126 ?f127 ?f128 ?f129 ?f35 ?f36 ?f123 ?f125  W ?f130 ?f131 ?f132 ?f133 ?f35 ?f36 ?f123 ?f125 L ?f27 ?f21 Z N" draw:text-areas="?f11 ?f11 ?f20 ?f21" draw:glue-points="?f30 ?f11 ?f30 ?f39 ?f29 ?f21 ?f20 ?f27" draw:glue-point-leaving-directions="-360, -180, -180, -90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25000"/><draw:equation draw:name="f14" draw:formula="43750"/><draw:equation draw:name="f15" draw:formula="?f8 / 21600"/><draw:equation draw:name="f16" draw:formula="?f7 / 21600"/><draw:equation draw:name="f17" draw:formula="21600 * ?f8"/><draw:equation draw:name="f18" draw:formula="21600 * ?f7"/><draw:equation draw:name="f19" draw:formula="min(?f16, ?f15)"/><draw:equation draw:name="f20" draw:formula="?f17 / ?f9"/><draw:equation draw:name="f21" draw:formula="?f18 / ?f9"/><draw:equation draw:name="f22" draw:formula="?f21 - ?f11"/><draw:equation draw:name="f23" draw:formula="?f20 - ?f11"/><draw:equation draw:name="f24" draw:formula="min(?f23, ?f22)"/><draw:equation draw:name="f25" draw:formula="?f24 * ?f13"/><draw:equation draw:name="f26" draw:formula="?f24 * ?f14"/><draw:equation draw:name="f27" draw:formula="?f25 / 100000"/><draw:equation draw:name="f28" draw:formula="?f26 / 100000"/><draw:equation draw:name="f29" draw:formula="?f27 / 2"/><draw:equation draw:name="f30" draw:formula="?f20 - ?f27"/><draw:equation draw:name="f31" draw:formula="?f28 - ?f27"/><draw:equation draw:name="f32" draw:formula="?f28 * ?f19"/><draw:equation draw:name="f33" draw:formula="?f27 - ?f29"/><draw:equation draw:name="f34" draw:formula="max(?f31, 0)"/><draw:equation draw:name="f35" draw:formula="?f27 + ?f34"/><draw:equation draw:name="f36" draw:formula="?f33 + ?f27"/><draw:equation draw:name="f37" draw:formula="?f33 + ?f28"/><draw:equation draw:name="f38" draw:formula="?f34 * ?f19"/><draw:equation draw:name="f39" draw:formula="?f36 + ?f33"/><draw:equation draw:name="f40" draw:formula="21550000 - ?f2"/><draw:equation draw:name="f41" draw:formula="if(?f40, ?f2, 21550000)"/><draw:equation draw:name="f42" draw:formula="-21550000 - ?f41"/><draw:equation draw:name="f43" draw:formula="if(?f42, -21550000, ?f41)"/><draw:equation draw:name="f44" draw:formula="?f1 + ?f43"/><draw:equation draw:name="f45" draw:formula="?f1 + ?f2"/><draw:equation draw:name="f46" draw:formula="?f45 * ?f10 / ?f1"/><draw:equation draw:name="f47" draw:formula="0 - ?f46"/><draw:equation draw:name="f48" draw:formula="cos(?f47)"/><draw:equation draw:name="f49" draw:formula="0 - ?f48"/><draw:equation draw:name="f50" draw:formula="?f49 * ?f32"/><draw:equation draw:name="f51" draw:formula="sin(?f47)"/><draw:equation draw:name="f52" draw:formula="0 - ?f51"/><draw:equation draw:name="f53" draw:formula="?f52 * ?f32"/><draw:equation draw:name="f54" draw:formula="sqrt(?f50 * ?f50 + ?f53 * ?f53 + 0 * 0)"/><draw:equation draw:name="f55" draw:formula="?f32 * ?f32 / ?f54"/><draw:equation draw:name="f56" draw:formula="?f52 * ?f55"/><draw:equation draw:name="f57" draw:formula="?f11 - ?f56"/><draw:equation draw:name="f58" draw:formula="?f49 * ?f55"/><draw:equation draw:name="f59" draw:formula="?f37 - ?f58"/><draw:equation draw:name="f60" draw:formula="?f57 - ?f32"/><draw:equation draw:name="f61" draw:formula="?f59 - ?f32"/><draw:equation draw:name="f62" draw:formula="?f57 + ?f32"/><draw:equation draw:name="f63" draw:formula="?f59 + ?f32"/><draw:equation draw:name="f64" draw:formula="?f44 + ?f2"/><draw:equation draw:name="f65" draw:formula="?f64 * ?f10 / ?f1"/><draw:equation draw:name="f66" draw:formula="0 - ?f65"/><draw:equation draw:name="f67" draw:formula="cos(?f66)"/><draw:equation draw:name="f68" draw:formula="0 - ?f67"/><draw:equation draw:name="f69" draw:formula="?f68 * ?f32"/><draw:equation draw:name="f70" draw:formula="sin(?f66)"/><draw:equation draw:name="f71" draw:formula="0 - ?f70"/><draw:equation draw:name="f72" draw:formula="?f71 * ?f32"/><draw:equation draw:name="f73" draw:formula="sqrt(?f69 * ?f69 + ?f72 * ?f72 + 0 * 0)"/><draw:equation draw:name="f74" draw:formula="?f32 * ?f32 / ?f73"/><draw:equation draw:name="f75" draw:formula="?f71 * ?f74"/><draw:equation draw:name="f76" draw:formula="?f57 + ?f75"/><draw:equation draw:name="f77" draw:formula="?f68 * ?f74"/><draw:equation draw:name="f78" draw:formula="?f59 + ?f77"/><draw:equation draw:name="f79" draw:formula="if(?f43, ?f11, ?f60)"/><draw:equation draw:name="f80" draw:formula="if(?f43, ?f37, ?f61)"/><draw:equation draw:name="f81" draw:formula="if(?f43, ?f11, ?f62)"/><draw:equation draw:name="f82" draw:formula="if(?f43, ?f37, ?f63)"/><draw:equation draw:name="f83" draw:formula="if(?f43, ?f60, ?f76)"/><draw:equation draw:name="f84" draw:formula="if(?f43, ?f61, ?f78)"/><draw:equation draw:name="f85" draw:formula="if(?f43, ?f62, ?f76)"/><draw:equation draw:name="f86" draw:formula="if(?f43, ?f63, ?f78)"/><draw:equation draw:name="f87" draw:formula="21550000 - ?f12"/><draw:equation draw:name="f88" draw:formula="if(?f87, ?f12, 21550000)"/><draw:equation draw:name="f89" draw:formula="-21550000 - ?f88"/><draw:equation draw:name="f90" draw:formula="if(?f89, -21550000, ?f88)"/><draw:equation draw:name="f91" draw:formula="?f0 + ?f90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38"/><draw:equation draw:name="f98" draw:formula="sin(?f94)"/><draw:equation draw:name="f99" draw:formula="0 - ?f98"/><draw:equation draw:name="f100" draw:formula="?f99 * ?f38"/><draw:equation draw:name="f101" draw:formula="sqrt(?f97 * ?f97 + ?f100 * ?f100 + 0 * 0)"/><draw:equation draw:name="f102" draw:formula="?f38 * ?f38 / ?f101"/><draw:equation draw:name="f103" draw:formula="?f99 * ?f102"/><draw:equation draw:name="f104" draw:formula="?f35 - ?f103"/><draw:equation draw:name="f105" draw:formula="?f96 * ?f102"/><draw:equation draw:name="f106" draw:formula="?f36 - ?f105"/><draw:equation draw:name="f107" draw:formula="?f104 - ?f38"/><draw:equation draw:name="f108" draw:formula="?f106 - ?f38"/><draw:equation draw:name="f109" draw:formula="?f104 + ?f38"/><draw:equation draw:name="f110" draw:formula="?f106 + ?f3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38"/><draw:equation draw:name="f117" draw:formula="sin(?f113)"/><draw:equation draw:name="f118" draw:formula="0 - ?f117"/><draw:equation draw:name="f119" draw:formula="?f118 * ?f38"/><draw:equation draw:name="f120" draw:formula="sqrt(?f116 * ?f116 + ?f119 * ?f119 + 0 * 0)"/><draw:equation draw:name="f121" draw:formula="?f38 * ?f3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90, ?f35, ?f107)"/><draw:equation draw:name="f127" draw:formula="if(?f90, ?f36, ?f108)"/><draw:equation draw:name="f128" draw:formula="if(?f90, ?f35, ?f109)"/><draw:equation draw:name="f129" draw:formula="if(?f90, ?f36, ?f110)"/><draw:equation draw:name="f130" draw:formula="if(?f90, ?f107, ?f123)"/><draw:equation draw:name="f131" draw:formula="if(?f90, ?f108, ?f125)"/><draw:equation draw:name="f132" draw:formula="if(?f90, ?f109, ?f123)"/><draw:equation draw:name="f133" draw:formula="if(?f90, ?f110, ?f125)"/></draw:enhanced-geometry></draw:custom-shape><draw:frame draw:z-index="251660288" draw:id="id3" draw:style-name="a3" draw:name="Zone de texte 2" text:anchor-type="paragraph" svg:x="0in" svg:y="0.01806in" svg:width="0.87153in" svg:height="0.45278in" style:rel-width="scale" style:rel-height="scale"><draw:text-box><text:p text:style-name="Normal">Accueille</text:p></draw:text-box><svg:title/><svg:desc/></draw:frame></text:p>
      <text:p text:style-name="Normal"><draw:custom-shape svg:x="0in" svg:y="0.22793in" svg:width="0.36042in" svg:height="0.51181in" draw:z-index="251679744" draw:id="id4" draw:style-name="a4" draw:name="Flèche : bas 5" text:anchor-type="paragraph"><svg:title/><svg:desc/><draw:enhanced-geometry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399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21600 * ?f14"/><draw:equation draw:name="f19" draw:formula="?f16 * ?f11"/><draw:equation draw:name="f20" draw:formula="?f19 / 10800"/><draw:equation draw:name="f21" draw:formula="?f17 / ?f14"/><draw:equation draw:name="f22" draw:formula="?f18 / ?f14"/><draw:equation draw:name="f23" draw:formula="?f12 + ?f20"/><draw:equation draw:name="f24" draw:formula="$1 / ?f6"/><draw:equation draw:name="f25" draw:formula="$0 / ?f7"/><draw:handle draw:handle-position="$1 $0" draw:handle-position-x="$1" draw:handle-position-y="$0" draw:handle-range-x-minimum="0" draw:handle-range-x-maximum="10800" draw:handle-range-y-minimum="0" draw:handle-range-y-maximum="21600"/></draw:enhanced-geometry></draw:custom-shape></text:p>
      <text:p text:style-name="P120"/>
      <text:p text:style-name="Normal"><draw:connector draw:type="standard" svg:x1="3.84894in" svg:y1="0.70335in" svg:x2="4.18019in" svg:y2="0.2721in" draw:z-index="251681792" draw:id="id5" draw:style-name="a7" draw:name="Connecteur : en angle 8" text:anchor-type="paragraph"><svg:title/><svg:desc/></draw:connector><draw:frame draw:z-index="251661312" draw:id="id6" draw:style-name="a8" draw:name="Zone de texte 2" text:anchor-type="paragraph" svg:x="2.98119in" svg:y="0.2721in" svg:width="0.69514in" svg:height="0.45278in" style:rel-width="scale" style:rel-height="scale"><draw:text-box><text:p text:style-name="P121">Jeux</text:p><text:p text:style-name="Normal"/></draw:text-box><svg:title/><svg:desc/></draw:frame><draw:frame draw:z-index="251659264" draw:id="id7" draw:style-name="a9" draw:name="Zone de texte 2" text:anchor-type="paragraph" svg:x="4.39284in" svg:y="0.26368in" svg:width="0.87153in" svg:height="0.45278in" style:rel-width="scale" style:rel-height="scale"><draw:text-box><text:p text:style-name="Normal">Contact</text:p></draw:text-box><svg:title/><svg:desc/></draw:frame><text:span text:style-name="T122"><draw:custom-shape svg:x="4.23318in" svg:y="0.11501in" svg:width="1.19028in" svg:height="0.67778in" draw:z-index="251674624" draw:id="id8" draw:style-name="a10" draw:name="Rectangle : coins arrondis 3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draw:connector draw:type="standard" svg:x1="2.18312in" svg:y1="0.2628in" svg:x2="2.53798in" svg:y2="0.69822in" draw:z-index="251680768" draw:id="id9" draw:style-name="a13" draw:name="Connecteur : en angle 8" text:anchor-type="paragraph"><svg:title/><svg:desc/></draw:connector><draw:frame draw:z-index="251662336" draw:id="id10" draw:style-name="a14" draw:name="Zone de texte 2" text:anchor-type="paragraph" svg:x="1.06724in" svg:y="0.28967in" svg:width="0.87778in" svg:height="0.45278in" style:rel-width="scale" style:rel-height="scale"><draw:text-box><text:p text:style-name="P123">Équipe</text:p></draw:text-box><svg:title/><svg:desc/></draw:frame><text:span text:style-name="T124"><draw:custom-shape svg:x="0.89475in" svg:y="0.15972in" svg:width="1.19028in" svg:height="0.66875in" draw:z-index="251672576" draw:id="id11" draw:style-name="a15" draw:name="Rectangle : coins arrondis 3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25"><draw:custom-shape svg:x="2.60824in" svg:y="0.1516in" svg:width="1.19028in" svg:height="0.66875in" draw:z-index="251673600" draw:id="id12" draw:style-name="a16" draw:name="Rectangle : coins arrondis 3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Normal"><draw:connector draw:type="line" svg:x1="3.20728in" svg:y1="0.52213in" svg:x2="3.2552in" svg:y2="1.52977in" draw:z-index="251691008" draw:id="id13" draw:style-name="a18" draw:name="Connecteur droit avec flèche 14" text:anchor-type="paragraph"><svg:title/><svg:desc/></draw:connector><draw:connector draw:type="standard" svg:x1="2.30293in" svg:y1="2.12068in" svg:x2="2.58835in" svg:y2="1.77068in" draw:z-index="251689984" draw:id="id14" draw:style-name="a21" draw:name="Connecteur : en angle 8" text:anchor-type="paragraph"><svg:title/><svg:desc/></draw:connector><draw:connector draw:type="standard" svg:x1="3.85764in" svg:y1="1.70112in" svg:x2="4.18056in" svg:y2="2.12126in" draw:z-index="251686912" draw:id="id15" draw:style-name="a24" draw:name="Connecteur : en angle 8" text:anchor-type="paragraph"><svg:title/><svg:desc/></draw:connector><draw:connector draw:type="standard" svg:x1="5.40658in" svg:y1="2.17687in" svg:x2="5.73783in" svg:y2="1.74562in" draw:z-index="251688960" draw:id="id16" draw:style-name="a27" draw:name="Connecteur : en angle 8" text:anchor-type="paragraph"><svg:title/><svg:desc/></draw:connector><draw:connector draw:type="standard" svg:x1="0.72862in" svg:y1="1.71938in" svg:x2="1.08418in" svg:y2="2.1548in" draw:z-index="251687936" draw:id="id17" draw:style-name="a30" draw:name="Connecteur : en angle 8" text:anchor-type="paragraph"><svg:title/><svg:desc/></draw:connector><text:span text:style-name="T126"><draw:connector draw:type="line" svg:x1="2.89324in" svg:y1="0.583in" svg:x2="1.72032in" svg:y2="1.48717in" draw:z-index="251683840" draw:id="id18" draw:style-name="a32" draw:name="Connecteur droit avec flèche 12" text:anchor-type="paragraph"><svg:title/><svg:desc/></draw:connector></text:span><text:span text:style-name="T127"><draw:connector draw:type="line" svg:x1="3.58119in" svg:y1="0.50474in" svg:x2="4.68536in" svg:y2="1.55474in" draw:z-index="251684864" draw:id="id19" draw:style-name="a34" draw:name="Connecteur droit avec flèche 12" text:anchor-type="paragraph"><svg:title/><svg:desc/></draw:connector></text:span><text:span text:style-name="T128"><draw:connector draw:type="line" svg:x1="3.72902in" svg:y1="0.51344in" svg:x2="5.94569in" svg:y2="1.50372in" draw:z-index="251685888" draw:id="id20" draw:style-name="a36" draw:name="Connecteur droit avec flèche 12" text:anchor-type="paragraph"><svg:title/><svg:desc/></draw:connector></text:span><text:span text:style-name="T129"><draw:connector draw:type="line" svg:x1="2.64106in" svg:y1="0.50474in" svg:x2="0.30981in" svg:y2="1.39016in" draw:z-index="251682816" draw:id="id21" draw:style-name="a38" draw:name="Connecteur droit avec flèche 12" text:anchor-type="paragraph"><svg:title/><svg:desc/></draw:connector></text:span><text:span text:style-name="T130"><draw:custom-shape svg:x="-0.43466in" svg:y="1.57316in" svg:width="1.19028in" svg:height="0.66875in" draw:z-index="251669504" draw:id="id22" draw:style-name="a39" draw:name="Rectangle : coins arrondis 3" text:anchor-type="paragraph"><svg:title/><svg:desc/><text:p text:style-name="P131">valorant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32"><draw:custom-shape svg:x="5.75571in" svg:y="1.58291in" svg:width="1.19028in" svg:height="0.66875in" draw:z-index="251675648" draw:id="id23" draw:style-name="a40" draw:name="Rectangle : coins arrondis 3" text:anchor-type="paragraph"><svg:title/><svg:desc/><text:p text:style-name="P133">The legend of zelda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34"><draw:custom-shape svg:x="4.16546in" svg:y="1.61884in" svg:width="1.19028in" svg:height="0.66875in" draw:z-index="251676672" draw:id="id24" draw:style-name="a41" draw:name="Rectangle : coins arrondis 3" text:anchor-type="paragraph"><svg:title/><svg:desc/><text:p text:style-name="P135">Gta5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36"><draw:custom-shape svg:x="1.05154in" svg:y="1.60145in" svg:width="1.19028in" svg:height="0.66875in" draw:z-index="251670528" draw:id="id25" draw:style-name="a42" draw:name="Rectangle : coins arrondis 3" text:anchor-type="paragraph"><svg:title/><svg:desc/><text:p text:style-name="P137">Call-of-duty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38"><draw:custom-shape svg:x="0in" svg:y="1.59281in" svg:width="1.19028in" svg:height="0.66875in" draw:z-index="251671552" draw:id="id26" draw:style-name="a43" draw:name="Rectangle : coins arrondis 3" text:anchor-type="paragraph"><svg:title/><svg:desc/><text:p text:style-name="P139">God-of-war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Normal"><text:span text:style-name="T149"><text:tab/> </text:span><text:a xlink:href="https://bayourayane.github.io/projet-creation-page-web/" office:target-frame-name="_top" xlink:show="replace"><text:span text:style-name="T150">https://bayourayane.github.io/projet-creation-page-web/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CA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05%"/>
      <style:text-properties style:font-name="Aptos" style:font-name-asian="Aptos" style:font-name-complex="Arial" style:letter-kerning="true" fo:hyphenate="false"/>
    </style:style>
    <style:style style:name="Policepardéfaut" style:display-name="Police par défaut" style:family="text"/>
    <style:style style:name="Styletitre3rayane" style:display-name="Style titre 3 rayane" style:family="paragraph" style:parent-style-name="Titre3" style:default-outline-level="3">
      <style:paragraph-properties fo:keep-together="auto" fo:margin-top="0.1666in" fo:margin-bottom="0.0416in" fo:line-height="100%"/>
      <style:text-properties style:font-name="Arial" style:font-name-asian="Times New Roman" style:font-name-complex="Arial" fo:font-weight="bold" style:font-weight-asian="bold" style:font-weight-complex="bold" fo:font-style="italic" style:font-style-asian="italic" style:use-window-font-color="true" style:letter-kerning="false" fo:font-size="12pt" style:font-size-asian="12pt" style:font-size-complex="13pt" style:language-asian="fr" style:country-asian="FR" fo:hyphenate="false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Style1" style:display-name="Style1" style:family="paragraph" style:parent-style-name="Normal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fr" style:country-asian="FR" fo:hyphenate="false"/>
    </style:style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marker draw:name="a12" svg:viewBox="0 0 20 30" svg:d="m10 0-10 30h20z"/>
    <draw:marker draw:name="a20" svg:viewBox="0 0 20 30" svg:d="m10 0-10 30h20z"/>
    <draw:marker draw:name="a22" svg:viewBox="0 0 20 30" svg:d="m10 0-10 30h20z"/>
    <draw:marker draw:name="a17" svg:viewBox="0 0 20 30" svg:d="m10 0-10 30h20z"/>
    <draw:marker draw:name="a23" svg:viewBox="0 0 20 30" svg:d="m10 0-10 30h20z"/>
    <draw:marker draw:name="a5" svg:viewBox="0 0 20 30" svg:d="m10 0-10 30h20z"/>
    <draw:marker draw:name="a6" svg:viewBox="0 0 20 30" svg:d="m10 0-10 30h20z"/>
    <draw:marker draw:name="a31" svg:viewBox="0 0 20 30" svg:d="m10 0-10 30h20z"/>
    <draw:marker draw:name="a25" svg:viewBox="0 0 20 30" svg:d="m10 0-10 30h20z"/>
    <draw:marker draw:name="a19" svg:viewBox="0 0 20 30" svg:d="m10 0-10 30h20z"/>
    <draw:marker draw:name="a26" svg:viewBox="0 0 20 30" svg:d="m10 0-10 30h20z"/>
    <draw:marker draw:name="a33" svg:viewBox="0 0 20 30" svg:d="m10 0-10 30h20z"/>
    <draw:marker draw:name="a28" svg:viewBox="0 0 20 30" svg:d="m10 0-10 30h20z"/>
    <draw:marker draw:name="a29" svg:viewBox="0 0 20 30" svg:d="m10 0-10 30h20z"/>
    <draw:marker draw:name="a35" svg:viewBox="0 0 20 30" svg:d="m10 0-10 30h20z"/>
    <draw:marker draw:name="a37" svg:viewBox="0 0 20 30" svg:d="m10 0-10 30h20z"/>
    <draw:marker draw:name="a11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you, Rayane</meta:initial-creator>
    <dc:creator>Bayou, Rayane</dc:creator>
    <meta:creation-date>2024-11-08T20:46:00Z</meta:creation-date>
    <dc:date>2024-11-08T20:48:00Z</dc:date>
    <meta:template xlink:href="Normal" xlink:type="simple"/>
    <meta:editing-cycles>1</meta:editing-cycles>
    <meta:editing-duration>PT120S</meta:editing-duration>
    <meta:user-defined meta:name="GrammarlyDocumentId">550013b6-2a56-48d2-bf9e-da8633f9f4a3</meta:user-defined>
    <meta:document-statistic meta:page-count="4" meta:paragraph-count="66" meta:word-count="658" meta:character-count="4204" meta:row-count="108" meta:non-whitespace-character-count="3580"/>
  </office:meta>
</office:document-meta>
</file>